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377cm" fo:margin-bottom="0.247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eber Sportkurs 11 am Montag,<text:line-break/>Im Anhang findet ihr mehrere Arbeitsblätter zu den Themen Blut, Zusammensetzung des Blutes sowie Aufbau des Herzen. Bitte versucht die Arbeitsblätter, falls Ihr nicht komplett am Computer arbeitet, so auszudrucken, dass zwei Seiten auf eine gedruckt werden (Papiersparen).<text:line-break/>Grundsätzlich gehe ich davon aus, dass ihr die Themen vielleicht schon in der 8. Klasse in Biologie hattet (vielleicht auch nochmals danach?). Erinnert Ihr euch noch daran, umso besser für Euch, dann sind die Aufgaben für euch eine gute Wiederholung.</text:p>
      <text:p text:style-name="P1">Hier noch der Youtube-Link, der auf AB 4 auftaucht (müsst ihr weniger tippten;-):<text:line-break/><text:a xlink:type="simple" xlink:href="https://www.youtube.com/watch?v=k0Xyx-k4zE8" office:target-frame-name="_blank" xlink:show="new" text:style-name="Internet_20_link" text:visited-style-name="Visited_20_Internet_20_Link">DoktorWeigl: Unser Herz &amp; Blutkreislauf einfach erklärt: Anatomie, Funktion und Physiologie vom Lebensmotor</text:a></text:p>
      <text:p text:style-name="P1"><text:span text:style-name="Strong_20_Emphasis">Bis Mittwoch, 24.02.2021 um 15Uhr ist das richtig und vollständig beschriftete Herzmodell auf dem AB4 hier hochzuladen, nur das bitte!</text:span></text:p>
      <text:p text:style-name="P1">In der kommenden Woche (01.03.2021) werden wir alle eure Ergebnisse der Aufgaben wieder in einer Videokonferenz besprechen.</text:p>
      <text:p text:style-name="P1">Grüße<text:line-break/>Lipk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2-23T11:00:04.374000000</dc:date>
    <meta:editing-duration>PT8S</meta:editing-duration>
    <meta:editing-cycles>1</meta:editing-cycles>
    <meta:document-statistic meta:table-count="0" meta:image-count="0" meta:object-count="0" meta:page-count="1" meta:paragraph-count="5" meta:word-count="148" meta:character-count="1011" meta:non-whitespace-character-count="868"/>
  </office:meta>
</office:document-meta>
</file>